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5eaa7"/>
    </style:style>
    <style:style style:name="P2" style:family="paragraph" style:parent-style-name="Standard">
      <style:text-properties officeooo:paragraph-rsid="000aa055"/>
    </style:style>
    <style:style style:name="P3" style:family="paragraph" style:parent-style-name="Standard">
      <style:text-properties officeooo:paragraph-rsid="000aa055"/>
    </style:style>
    <style:style style:name="T1" style:family="text">
      <style:text-properties officeooo:rsid="0005eaa7"/>
    </style:style>
    <style:style style:name="T2" style:family="text">
      <style:text-properties officeooo:rsid="000aa055"/>
    </style:style>
    <style:style style:name="T3" style:family="text">
      <style:text-properties officeooo:rsid="000e32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/></text:p>
      <text:p text:style-name="P2"><text:span text:style-name="Strong_20_Emphasis"><text:s/></text:span><text:span text:style-name="Strong_20_Emphasis"><text:span text:style-name="T3">Subject: DSA</text:span></text:span></text:p>
      <text:p text:style-name="P2"><text:span text:style-name="Strong_20_Emphasis"><text:span text:style-name="T2">Assignment 1: <text:tab/><text:tab/><text:tab/><text:tab/><text:tab/><text:tab/><text:tab/><text:tab/>Submit Date: Sep. 09 2024</text:span></text:span></text:p>
      <text:p text:style-name="P1"><text:span text:style-name="Strong_20_Emphasis"/></text:p>
      <text:p text:style-name="P1"><text:span text:style-name="Strong_20_Emphasis"><text:span text:style-name="T1">1, </text:span></text:span><text:span text:style-name="Strong_20_Emphasis">What are Abstract Data Types (ADTs) in data structures? Provide examples of their applications and discuss their advantages and disadvantages.</text:span></text:p>
      <text:p text:style-name="P1"><text:span text:style-name="Strong_20_Emphasis"/></text:p>
      <text:p text:style-name="P1"><text:span text:style-name="Strong_20_Emphasis"><text:span text:style-name="T1">2,</text:span></text:span><text:span text:style-name="Strong_20_Emphasis">What is time and space complexity in data structures, and how is Big O notation used to describe the efficiency of an algorithm? Provide examples to illustrate your explan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6:24:32.424026986</meta:creation-date>
    <dc:date>2024-09-01T17:02:52.552452867</dc:date>
    <meta:editing-duration>PT5M51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1" meta:paragraph-count="4" meta:word-count="59" meta:character-count="384" meta:non-whitespace-character-count="320"/>
  </office:meta>
</office:document-meta>
</file>